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text-align="start"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Net Universal Decompiler (uvudec): An open source decompiler</text:p>
      <text:p text:style-name="P1">John McMaster &lt;mcmasj@rpi.edu&gt;</text:p>
      <text:p text:style-name="P1">Rensselaer Center for Open Source (RCOS)</text:p>
      <text:p text:style-name="P2">Abstract</text:p>
      <text:p text:style-name="P2">Making open source alternatives to closed protocols and file formats can suffer from long hours of pestering for standards to only be denied. <text:s/>When all else fails, binary force must be employed. <text:s/>Uvudec is for analyzing closed source binaries to create open source alternatives and can also be employed for malware analysis. <text:s/>Commercial decompilers such as Hex-Rays are very expensive and the leading free decompiler, REC, is closed source. <text:s/>Additionally, tools are typically highly optimized or exclusively for Windows and x86 systems. <text:s/>Uvudec's design goal is to provide a highly flexible open source decompiler supporting arbitrary architectures with good results at minimal effort.</text:p>
      <text:p text:style-name="P2">Novell features include use of an architecture configuration file rather than a CPU plugin and the ability to convert binaries to object code to allow re-linking. <text:s/>Highly configurable architecture files are necessary because embedded IP cores will often make slight, but significant, changes in CPUs which is further complicated by deployment with different peripherals. <text:s/>With uvudec, these can be rapidly analyzed with minimal effort through simple configuration file changes.</text:p>
      <text:p text:style-name="P2">Current work is focused on simple static analysis algorithms to bootstrap decompiling and later work will focus on more advanced topics such as loop detection and dynamic analysis. <text:s/>In particular, semester work is focused on a compatibility layer for the IDA FLAIR static function analysis toolkit. <text:s/>By using a compatible file format, this project will lower its acceptance entry barrier by allowing the use of existing tools and data.</text:p>
      <text:p text:style-name="P2"/>
      <text:p text:style-name="P2">Related work</text:p>
      <text:p text:style-name="P2">The leading project in decompilers is Hex-Rays. <text:s/>While powerful, the software is quite expensive and closed source. <text:s/>The leading free, as in beer, alternative is the Reverse Engineering Compiler (REC). <text:s/>It supports multiple architectures and produces decent output. <text:s/>However, it is closed source. <text:s/>BitBlaze provides a good amount of functionality and even exports an amount of this to libraries. <text:s/>It is a future research of this project to explore the integration capabilities with these libraries. <text:s/>A novel feature employed is the use of a opcode configuration file to rapidly retarget new architectures instead of writing a C/C++ plugin, as employed in most disassemblers.</text:p>
      <text:p text:style-name="P2"/>
      <text:p text:style-name="P2">Core infrastructure</text:p>
      <text:p text:style-name="P2">The engine initializes by loading an opcode configuration file. <text:s/>This creates an opcode lookup table and memory space mappings. <text:s/>The original project was an x86 disassembler, so, although no architectures support x86 anymore, complex opcodes are supported, such as prefixes.</text:p>
      <text:p text:style-name="P2"/>
      <text:p text:style-name="P2">Licensing validation and library clustering</text:p>
      <text:p text:style-name="P2">One potential application of the project is to use the FLIRT implementation to scan systems for open source projects integrated into binaries. <text:s/>Using open source project signatures, a tool using the uvudec engine could scan a system for binaries containing those signatures. <text:s/>If the binary is closed source, it would indicate a licensing violation.</text:p>
      <text:p text:style-name="P2"/>
      <text:p text:style-name="P2">Testing</text:p>
      <text:p text:style-name="P2">Unit testing is done through CppUnit. <text:s/>Memory leaks are checked with Valgrind. <text:s/>While some memory leaks still exist, these would probably be relatively easy to fix, but have shown to be hard enough so that they have not been fixed in lieu of advancing the project.</text:p>
      <text:p text:style-name="P2"/>
      <text:p text:style-name="P2"/>
      <text:p text:style-name="P3">Bibliography</text:p>
      <text:p text:style-name="P2"/>
      <text:p text:style-name="P2">Hex-Rays</text:p>
      <text:p text:style-name="P2">&lt;http://www.hex-rays.com/&gt;</text:p>
      <text:p text:style-name="P2"/>
      <text:p text:style-name="P2">Reverse Engneering Compiler (REC) </text:p>
      <text:p text:style-name="P2">&lt;http://www.backerstreet.com/rec/rec.htm &gt;</text:p>
      <text:p text:style-name="P2"/>
      <text:p text:style-name="P2">Bit Blaze</text:p>
      <text:p text:style-name="P2">&lt;http://bitblaze.cs.berkeley.edu/&gt;</text:p>
      <text:p text:style-name="P2"/>
      <text:p text:style-name="P2">Valgrind</text:p>
      <text:p text:style-name="P2">&lt;http://valgrind.org/&gt;</text:p>
      <text:p text:style-name="P2"/>
      <text:p text:style-name="P2">CppUnit</text:p>
      <text:p text:style-name="P2">&lt;http://cppunit.sourceforge.ne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itation"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John McMaster</meta:initial-creator>
    <meta:creation-date>2010-03-19T14:16:05</meta:creation-date>
    <dc:creator>John McMaster</dc:creator>
    <dc:date>2010-03-31T20:34:52</dc:date>
    <meta:editing-cycles>62</meta:editing-cycles>
    <meta:editing-duration>PT10H39M25S</meta:editing-duration>
    <meta:user-defined meta:name="Info 1"/>
    <meta:user-defined meta:name="Info 2"/>
    <meta:user-defined meta:name="Info 3"/>
    <meta:user-defined meta:name="Info 4"/>
    <meta:document-statistic meta:table-count="0" meta:image-count="0" meta:object-count="0" meta:page-count="2" meta:paragraph-count="26" meta:word-count="541" meta:character-count="3613"/>
  </office:meta>
</office:document-meta>
</file>